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5.0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5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875in"/>
    </style:style>
    <style:style style:name="Table5.B" style:family="table-column">
      <style:table-column-properties style:column-width="5.05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65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5" style:family="table-row">
      <style:table-row-properties style:min-row-height="0.0806in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oma" fo:font-size="22pt" officeooo:rsid="0008afcc" officeooo:paragraph-rsid="0008afcc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Loma" fo:font-size="22pt" fo:font-weight="bold" officeooo:rsid="000cea37" officeooo:paragraph-rsid="000cea37" fo:background-color="#ffff66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22pt" fo:font-weight="bold" officeooo:rsid="000a666c" officeooo:paragraph-rsid="000a666c" fo:background-color="#ffff00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oma" fo:font-size="16pt" officeooo:rsid="000a505f" officeooo:paragraph-rsid="000a505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oma" fo:font-size="16pt" officeooo:rsid="000a505f" officeooo:paragraph-rsid="000a666c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oma" fo:font-size="16pt" officeooo:rsid="000a666c" officeooo:paragraph-rsid="000a666c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oma" fo:font-size="16pt" officeooo:rsid="000a6e0e" officeooo:paragraph-rsid="000a6e0e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oma" fo:font-size="16pt" officeooo:rsid="000a6e0e" officeooo:paragraph-rsid="000ed6ec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oma" fo:font-size="16pt" officeooo:rsid="000db606" officeooo:paragraph-rsid="000db606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Loma" fo:font-size="16pt" officeooo:rsid="000ed6ec" officeooo:paragraph-rsid="000ed6ec" fo:background-color="transparent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oma" fo:font-size="16pt" officeooo:rsid="001856f0" officeooo:paragraph-rsid="001856f0" fo:background-color="transparent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oma" fo:font-size="16pt" officeooo:rsid="000e74fa" officeooo:paragraph-rsid="000ed6ec" fo:background-color="#ffff00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Loma" fo:font-size="16pt" officeooo:rsid="001856f0" officeooo:paragraph-rsid="001856f0" fo:background-color="#ffff00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Loma" fo:font-size="16pt" fo:font-weight="bold" officeooo:rsid="000db606" officeooo:paragraph-rsid="000db606" fo:background-color="transparent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oma" fo:font-size="16pt" fo:font-weight="bold" officeooo:rsid="00287bb5" officeooo:paragraph-rsid="00287bb5" fo:background-color="transparent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oma" fo:font-size="14pt" officeooo:rsid="000ed6ec" officeooo:paragraph-rsid="000ed6ec" fo:background-color="transparent" style:font-size-asian="12.25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Loma" fo:font-size="16pt" style:font-size-asian="14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Loma" fo:font-size="16pt" officeooo:rsid="0011e55e" officeooo:paragraph-rsid="0011e55e" style:font-size-asian="14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Loma" fo:font-size="16pt" officeooo:rsid="001856f0" officeooo:paragraph-rsid="001856f0" style:font-size-asian="14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Loma" fo:font-size="16pt" officeooo:rsid="001a0b86" officeooo:paragraph-rsid="001a0b86" style:font-size-asian="14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Loma" fo:font-size="16pt" officeooo:rsid="001c0b33" officeooo:paragraph-rsid="001c0b33" style:font-size-asian="14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Loma" fo:font-size="16pt" officeooo:rsid="001c5aaa" officeooo:paragraph-rsid="001c5aaa" style:font-size-asian="14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Loma" fo:font-size="16pt" officeooo:rsid="0012397e" officeooo:paragraph-rsid="0012397e" style:font-size-asian="14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Loma" fo:font-size="13pt" officeooo:rsid="0011e55e" officeooo:paragraph-rsid="0011e55e" style:font-size-asian="11.3500003814697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style:font-name="Loma" fo:font-size="13pt" officeooo:rsid="0012397e" officeooo:paragraph-rsid="0012397e" style:font-size-asian="11.3500003814697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style:font-name="Loma" fo:font-size="13pt" style:font-size-asian="13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style:font-name="Loma" fo:font-size="13pt" officeooo:rsid="001d61a2" officeooo:paragraph-rsid="001d61a2" style:font-size-asian="13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style:font-name="Loma" fo:font-size="13pt" officeooo:rsid="001a0b86" officeooo:paragraph-rsid="001d61a2" style:font-size-asian="13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style:font-name="Loma" fo:font-size="13pt" officeooo:rsid="001a0b86" officeooo:paragraph-rsid="001e0e72" style:font-size-asian="13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style:font-name="Loma" fo:font-size="13pt" officeooo:rsid="001a0b86" officeooo:paragraph-rsid="001f62ac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style:font-name="Loma" fo:font-size="13pt" officeooo:rsid="001c5aaa" officeooo:paragraph-rsid="001c5aaa" style:font-size-asian="13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style:font-name="Loma" fo:font-size="13pt" officeooo:rsid="001ec407" officeooo:paragraph-rsid="001ec407" style:font-size-asian="13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style:font-name="Loma" fo:font-size="14pt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Loma" fo:font-size="14pt" officeooo:rsid="001d61a2" officeooo:paragraph-rsid="001d61a2" style:font-size-asian="12.25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Loma" fo:font-size="14pt" officeooo:rsid="001d61a2" officeooo:paragraph-rsid="001d645d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Loma" fo:font-size="14pt" officeooo:rsid="001d645d" officeooo:paragraph-rsid="001d645d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Loma" fo:font-size="14pt" officeooo:rsid="001e0e72" officeooo:paragraph-rsid="001e0e72" style:font-size-asian="12.25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Loma" fo:font-size="14pt" officeooo:rsid="001ec407" officeooo:paragraph-rsid="001ec407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Loma" fo:font-size="14pt" officeooo:rsid="001f62ac" officeooo:paragraph-rsid="001f62ac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Loma" fo:font-size="14pt" officeooo:rsid="00206302" officeooo:paragraph-rsid="00206302" style:font-size-asian="12.25pt" style:font-size-complex="14pt"/>
    </style:style>
    <style:style style:name="T1" style:family="text">
      <style:text-properties officeooo:rsid="000a666c"/>
    </style:style>
    <style:style style:name="T2" style:family="text">
      <style:text-properties officeooo:rsid="000a6e0e"/>
    </style:style>
    <style:style style:name="T3" style:family="text">
      <style:text-properties officeooo:rsid="000cea37"/>
    </style:style>
    <style:style style:name="T4" style:family="text">
      <style:text-properties fo:background-color="#ff3300" loext:char-shading-value="0"/>
    </style:style>
    <style:style style:name="T5" style:family="text">
      <style:text-properties fo:font-size="22pt" fo:font-weight="normal" fo:background-color="transparent" loext:char-shading-value="0" style:font-size-asian="22pt" style:font-weight-asian="normal" style:font-size-complex="22pt" style:font-weight-complex="normal"/>
    </style:style>
    <style:style style:name="T6" style:family="text">
      <style:text-properties fo:font-size="22pt" officeooo:rsid="000e74fa" fo:background-color="#ffff00" loext:char-shading-value="0" style:font-size-asian="19.25pt" style:font-size-complex="22pt"/>
    </style:style>
    <style:style style:name="T7" style:family="text">
      <style:text-properties fo:font-size="22pt" officeooo:rsid="0011e55e" fo:background-color="#ffff00" loext:char-shading-value="0" style:font-size-asian="19.25pt" style:font-size-complex="22pt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ed6ec" fo:background-color="transparent" loext:char-shading-value="0"/>
    </style:style>
    <style:style style:name="T10" style:family="text">
      <style:text-properties officeooo:rsid="00103700" fo:background-color="transparent" loext:char-shading-value="0"/>
    </style:style>
    <style:style style:name="T11" style:family="text">
      <style:text-properties officeooo:rsid="00103700"/>
    </style:style>
    <style:style style:name="T12" style:family="text">
      <style:text-properties officeooo:rsid="0012397e"/>
    </style:style>
    <style:style style:name="T13" style:family="text">
      <style:text-properties officeooo:rsid="001856f0"/>
    </style:style>
    <style:style style:name="T14" style:family="text">
      <style:text-properties officeooo:rsid="001a0b86"/>
    </style:style>
    <style:style style:name="T15" style:family="text">
      <style:text-properties officeooo:rsid="001d645d"/>
    </style:style>
    <style:style style:name="T16" style:family="text">
      <style:text-properties officeooo:rsid="001ec407"/>
    </style:style>
    <style:style style:name="T17" style:family="text">
      <style:text-properties officeooo:rsid="001f62ac"/>
    </style:style>
    <style:style style:name="T18" style:family="text">
      <style:text-properties fo:font-weight="bold" fo:background-color="transparent" loext:char-shading-value="0" style:font-weight-asian="bold" style:font-weight-complex="bold"/>
    </style:style>
    <style:style style:name="T19" style:family="text">
      <style:text-properties fo:font-weight="bold" officeooo:rsid="00254dab" fo:background-color="transparent" loext:char-shading-value="0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based applications for labrotary <text:s/>management</text:p>
      <text:p text:style-name="P1"/>
      <text:p text:style-name="P4">goals:</text:p>
      <text:p text:style-name="P4">1.management <text:span text:style-name="T3">machines</text:span> and tools <text:span text:style-name="T1">for </text:span>medical laboratory </text:p>
      <text:p text:style-name="P4">2.management patient’s test</text:p>
      <text:p text:style-name="P5">3.management schedule for patient’s tests or for <text:span text:style-name="T11">user dates</text:span></text:p>
      <text:p text:style-name="P6">4.give statistic state of how labrotary work and how patient health(<text:span text:style-name="T4"> I dot know how but I will try on this a broach</text:span>)</text:p>
      <text:p text:style-name="P6">5.send feedback to patient about test and report patient <text:s/>with some knowledge of patient state (<text:span text:style-name="T4">some site like “labtestsonline.org” give reports of what happen in each case of tests , this a aproach will be asked by doctors</text:span> )</text:p>
      <text:p text:style-name="P6"/>
      <text:p text:style-name="P3">functionality of application</text:p>
      <text:p text:style-name="P6"/>
      <text:p text:style-name="P6">1.record all <text:span text:style-name="T2">patients information and tests and store it</text:span></text:p>
      <text:p text:style-name="P7">2.schedule the dates of laboratory's <text:span text:style-name="T11">user</text:span>.</text:p>
      <text:p text:style-name="P7">3.records all laboratory associative stuffs like tools and machines and their price to make last year schedule </text:p>
      <text:p text:style-name="P8"/>
      <text:p text:style-name="P8"/>
      <text:p text:style-name="P8"/>
      <text:p text:style-name="P8"/>
      <text:p text:style-name="P8"><text:s/><text:span text:style-name="T6">Scenario</text:span><text:span text:style-name="T7">s</text:span><text:span text:style-name="T6"> <text:s/></text:span></text:p>
      <text:p text:style-name="P12"><text:span text:style-name="T8">building system to manage </text:span><text:span text:style-name="T9">laboratory</text:span><text:span text:style-name="T8"> which make the labrotary </text:span><text:span text:style-name="T9">schedule</text:span><text:span text:style-name="T8"> and </text:span><text:span text:style-name="T9">patient</text:span><text:span text:style-name="T8"> tests and labs tools organized as much as we can to make it ,the lab’s </text:span><text:span text:style-name="T10">user</text:span><text:span text:style-name="T8"> must have an account and paid for it ,the </text:span><text:span text:style-name="T10">user</text:span><text:span text:style-name="T8"> could <text:s/></text:span><text:span text:style-name="T9">drop down all data for patients and for schedules and remainder for </text:span><text:span text:style-name="T10">user’s</text:span><text:span text:style-name="T9"> schedule ,</text:span><text:span text:style-name="T10">search for patient tests in database,</text:span><text:span text:style-name="T9"> </text:span><text:span text:style-name="T10">user</text:span><text:span text:style-name="T9"> send feedback to patient about <text:s/>patient’s state if patient have email address . </text:span></text:p>
      <text:p text:style-name="P13"><text:span text:style-name="T9">S</text:span><text:span text:style-name="T8">YSTEM ACTORS</text:span></text:p>
      <text:p text:style-name="P11"><text:soft-page-break/>user,admin,system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UseCase nimber</text:p>
          </table:table-cell>
          <table:table-cell table:style-name="Table3.B1" office:value-type="string">
            <text:p text:style-name="P18"><text:span text:style-name="T13">us-</text:span>1</text:p>
          </table:table-cell>
        </table:table-row>
        <table:table-row>
          <table:table-cell table:style-name="Table3.A2" office:value-type="string">
            <text:p text:style-name="P18">UseCase name</text:p>
          </table:table-cell>
          <table:table-cell table:style-name="Table3.B2" office:value-type="string">
            <text:p text:style-name="P18">register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Overview <text:s/></text:p>
          </table:table-cell>
          <table:table-cell table:style-name="Table4.B1" office:value-type="string">
            <text:p text:style-name="P18">register new account to system </text:p>
          </table:table-cell>
        </table:table-row>
        <table:table-row>
          <table:table-cell table:style-name="Table4.A2" office:value-type="string">
            <text:p text:style-name="P18">actor</text:p>
          </table:table-cell>
          <table:table-cell table:style-name="Table4.B2" office:value-type="string">
            <text:p text:style-name="P18">user</text:p>
          </table:table-cell>
        </table:table-row>
        <table:table-row>
          <table:table-cell table:style-name="Table4.A2" office:value-type="string">
            <text:p text:style-name="P18">Pre-condition </text:p>
          </table:table-cell>
          <table:table-cell table:style-name="Table4.B2" office:value-type="string">
            <text:p text:style-name="P18">System is up, online app on browser </text:p>
          </table:table-cell>
        </table:table-row>
        <table:table-row>
          <table:table-cell table:style-name="Table4.A2" office:value-type="string">
            <text:p text:style-name="P18">Scinario flow</text:p>
          </table:table-cell>
          <table:table-cell table:style-name="Table4.B2" office:value-type="string">
            <text:p text:style-name="P24">1.<text:span text:style-name="T12">open browser on (“labrotarymangge.org”)</text:span></text:p>
            <text:p text:style-name="P25">2.click register</text:p>
            <text:p text:style-name="P25">3.insert name, password ,email,address,phonenumber and paid information</text:p>
            <text:p text:style-name="P25">4.click register </text:p>
            <text:p text:style-name="P25">5.display message for complete registration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Post conditions</text:p>
          </table:table-cell>
          <table:table-cell table:style-name="Table5.B1" office:value-type="string">
            <text:p text:style-name="P17"/>
          </table:table-cell>
        </table:table-row>
      </table:table>
      <text:p text:style-name="P10"/>
      <text:p text:style-name="P10"/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caseNumber</text:p>
          </table:table-cell>
          <table:table-cell table:style-name="Table6.B1" office:value-type="string">
            <text:p text:style-name="P19">us-2</text:p>
          </table:table-cell>
        </table:table-row>
        <table:table-row>
          <table:table-cell table:style-name="Table6.A2" office:value-type="string">
            <text:p text:style-name="P19">UseCase name</text:p>
          </table:table-cell>
          <table:table-cell table:style-name="Table6.B2" office:value-type="string">
            <text:p text:style-name="P19">login</text:p>
          </table:table-cell>
        </table:table-row>
        <table:table-row>
          <table:table-cell table:style-name="Table6.A2" office:value-type="string">
            <text:p text:style-name="P19">Overview</text:p>
          </table:table-cell>
          <table:table-cell table:style-name="Table6.B2" office:value-type="string">
            <text:p text:style-name="P19">Login to system</text:p>
          </table:table-cell>
        </table:table-row>
        <table:table-row>
          <table:table-cell table:style-name="Table6.A2" office:value-type="string">
            <text:p text:style-name="P19">Actor</text:p>
          </table:table-cell>
          <table:table-cell table:style-name="Table6.B2" office:value-type="string">
            <text:p text:style-name="P19">user</text:p>
          </table:table-cell>
        </table:table-row>
        <table:table-row>
          <table:table-cell table:style-name="Table6.A2" office:value-type="string">
            <text:p text:style-name="P19">Pre-condition</text:p>
          </table:table-cell>
          <table:table-cell table:style-name="Table6.B2" office:value-type="string">
            <text:p text:style-name="P19">Have activate account on web app</text:p>
          </table:table-cell>
        </table:table-row>
        <table:table-row>
          <table:table-cell table:style-name="Table6.A2" office:value-type="string">
            <text:p text:style-name="P19">Scenario flow</text:p>
          </table:table-cell>
          <table:table-cell table:style-name="Table6.B2" office:value-type="string">
            <text:p text:style-name="P19">1.open app on browser</text:p>
            <text:p text:style-name="P19">2.pick login</text:p>
            <text:p text:style-name="P19">3.put email and password</text:p>
            <text:p text:style-name="P19">4.if credintial is valid redirect to mainboard</text:p>
          </table:table-cell>
        </table:table-row>
        <table:table-row>
          <table:table-cell table:style-name="Table6.A2" office:value-type="string">
            <text:p text:style-name="P19">Alternative flow</text:p>
          </table:table-cell>
          <table:table-cell table:style-name="Table6.B2" office:value-type="string">
            <text:p text:style-name="P19">4a.email invaild</text:p>
            <text:p text:style-name="P19">4b.email no in our database</text:p>
            <text:p text:style-name="P19">4c.<text:span text:style-name="T14">passowrd invalid</text:span></text:p>
            <text:p text:style-name="P20">5dmore than 5 <text:s/>try call support center</text:p>
          </table:table-cell>
        </table:table-row>
        <text:soft-page-break/>
        <table:table-row>
          <table:table-cell table:style-name="Table6.A2" office:value-type="string">
            <text:p text:style-name="P17"/>
          </table:table-cell>
          <table:table-cell table:style-name="Table6.B2" office:value-type="string">
            <text:p text:style-name="P17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useCase number</text:p>
          </table:table-cell>
          <table:table-cell table:style-name="Table7.B1" office:value-type="string">
            <text:p text:style-name="P20">us-3</text:p>
          </table:table-cell>
        </table:table-row>
        <table:table-row>
          <table:table-cell table:style-name="Table7.A2" office:value-type="string">
            <text:p text:style-name="P20">useCase name</text:p>
          </table:table-cell>
          <table:table-cell table:style-name="Table7.B2" office:value-type="string">
            <text:p text:style-name="P20">add_patient</text:p>
          </table:table-cell>
        </table:table-row>
        <table:table-row>
          <table:table-cell table:style-name="Table7.A2" office:value-type="string">
            <text:p text:style-name="P20">Overview</text:p>
          </table:table-cell>
          <table:table-cell table:style-name="Table7.B2" office:value-type="string">
            <text:p text:style-name="P20">Add patient to database</text:p>
          </table:table-cell>
        </table:table-row>
        <table:table-row>
          <table:table-cell table:style-name="Table7.A2" office:value-type="string">
            <text:p text:style-name="P20">Actor</text:p>
          </table:table-cell>
          <table:table-cell table:style-name="Table7.B2" office:value-type="string">
            <text:p text:style-name="P20">User</text:p>
          </table:table-cell>
        </table:table-row>
        <table:table-row>
          <table:table-cell table:style-name="Table7.A2" office:value-type="string">
            <text:p text:style-name="P20">Pre-condition</text:p>
          </table:table-cell>
          <table:table-cell table:style-name="Table7.B2" office:value-type="string">
            <text:p text:style-name="P20">User already login to system</text:p>
          </table:table-cell>
        </table:table-row>
        <table:table-row>
          <table:table-cell table:style-name="Table7.A2" office:value-type="string">
            <text:p text:style-name="P20">Scinario flow</text:p>
          </table:table-cell>
          <table:table-cell table:style-name="Table7.B2" office:value-type="string">
            <text:p text:style-name="P20">1.add patient name,phoneNumber,email,addres</text:p>
            <text:p text:style-name="P21">2.add type of tests</text:p>
            <text:p text:style-name="P21">3.display pateient added to database</text:p>
          </table:table-cell>
        </table:table-row>
        <table:table-row>
          <table:table-cell table:style-name="Table7.A2" office:value-type="string">
            <text:p text:style-name="P21">Alternative flow</text:p>
          </table:table-cell>
          <table:table-cell table:style-name="Table7.B2" office:value-type="string">
            <text:p text:style-name="P21">3.a.test not found</text:p>
            <text:p text:style-name="P21">3.a.patient exist in database</text:p>
            <text:p text:style-name="P21"/>
          </table:table-cell>
        </table:table-row>
        <table:table-row>
          <table:table-cell table:style-name="Table7.A2" office:value-type="string">
            <text:p text:style-name="P22">Post condition</text:p>
          </table:table-cell>
          <table:table-cell table:style-name="Table7.B2" office:value-type="string">
            <text:p text:style-name="P17"/>
          </table:table-cell>
        </table:table-row>
      </table:table>
      <text:p text:style-name="P1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1">UseCase number</text:p>
          </table:table-cell>
          <table:table-cell table:style-name="Table8.B1" office:value-type="string">
            <text:p text:style-name="P31">us-4</text:p>
          </table:table-cell>
        </table:table-row>
        <table:table-row>
          <table:table-cell table:style-name="Table8.A2" office:value-type="string">
            <text:p text:style-name="P27">UseCase name</text:p>
          </table:table-cell>
          <table:table-cell table:style-name="Table8.B2" office:value-type="string">
            <text:p text:style-name="P27">Insert result</text:p>
          </table:table-cell>
        </table:table-row>
        <table:table-row>
          <table:table-cell table:style-name="Table8.A2" office:value-type="string">
            <text:p text:style-name="P27">Overview</text:p>
          </table:table-cell>
          <table:table-cell table:style-name="Table8.B2" office:value-type="string">
            <text:p text:style-name="P27">Inser result of patient to dataabase</text:p>
          </table:table-cell>
        </table:table-row>
        <table:table-row>
          <table:table-cell table:style-name="Table8.A2" office:value-type="string">
            <text:p text:style-name="P27">Actor</text:p>
          </table:table-cell>
          <table:table-cell table:style-name="Table8.B2" office:value-type="string">
            <text:p text:style-name="P27">User</text:p>
          </table:table-cell>
        </table:table-row>
        <table:table-row table:style-name="Table8.5">
          <table:table-cell table:style-name="Table8.A2" office:value-type="string">
            <text:p text:style-name="P27">Pre-condition</text:p>
          </table:table-cell>
          <table:table-cell table:style-name="Table8.B2" office:value-type="string">
            <text:p text:style-name="P28">User already login to system</text:p>
          </table:table-cell>
        </table:table-row>
        <table:table-row>
          <table:table-cell table:style-name="Table8.A2" office:value-type="string">
            <text:p text:style-name="P27">Scinario flow</text:p>
          </table:table-cell>
          <table:table-cell table:style-name="Table8.B2" office:value-type="string">
            <text:p text:style-name="P27">1.add result to every patient </text:p>
            <text:p text:style-name="P32">2.store it to database</text:p>
            <text:p text:style-name="P32">3.message said u success th job</text:p>
          </table:table-cell>
        </table:table-row>
        <text:soft-page-break/>
        <table:table-row>
          <table:table-cell table:style-name="Table8.A2" office:value-type="string">
            <text:p text:style-name="P27">Alternative flow</text:p>
          </table:table-cell>
          <table:table-cell table:style-name="Table8.B2" office:value-type="string">
            <text:p text:style-name="P26"/>
          </table:table-cell>
        </table:table-row>
        <table:table-row>
          <table:table-cell table:style-name="Table8.A2" office:value-type="string">
            <text:p text:style-name="P27">Post condition </text:p>
          </table:table-cell>
          <table:table-cell table:style-name="Table8.B2" office:value-type="string">
            <text:p text:style-name="P26"/>
          </table:table-cell>
        </table:table-row>
      </table:table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UseCase number</text:p>
          </table:table-cell>
          <table:table-cell table:style-name="Table9.B1" office:value-type="string">
            <text:p text:style-name="P34">us-5</text:p>
          </table:table-cell>
        </table:table-row>
        <table:table-row>
          <table:table-cell table:style-name="Table9.A2" office:value-type="string">
            <text:p text:style-name="P34">UseCase name</text:p>
          </table:table-cell>
          <table:table-cell table:style-name="Table9.B2" office:value-type="string">
            <text:p text:style-name="P34">Search</text:p>
          </table:table-cell>
        </table:table-row>
        <table:table-row>
          <table:table-cell table:style-name="Table9.A2" office:value-type="string">
            <text:p text:style-name="P34">Overview</text:p>
          </table:table-cell>
          <table:table-cell table:style-name="Table9.B2" office:value-type="string">
            <text:p text:style-name="P34">Search for patient in database</text:p>
          </table:table-cell>
        </table:table-row>
        <table:table-row>
          <table:table-cell table:style-name="Table9.A2" office:value-type="string">
            <text:p text:style-name="P34">Actor</text:p>
          </table:table-cell>
          <table:table-cell table:style-name="Table9.B2" office:value-type="string">
            <text:p text:style-name="P34">User</text:p>
          </table:table-cell>
        </table:table-row>
        <table:table-row>
          <table:table-cell table:style-name="Table9.A2" office:value-type="string">
            <text:p text:style-name="P34">Pre-condition</text:p>
          </table:table-cell>
          <table:table-cell table:style-name="Table9.B2" office:value-type="string">
            <text:p text:style-name="P28">User already login to system</text:p>
          </table:table-cell>
        </table:table-row>
        <table:table-row>
          <table:table-cell table:style-name="Table9.A2" office:value-type="string">
            <text:p text:style-name="P34">Scinario flow</text:p>
          </table:table-cell>
          <table:table-cell table:style-name="Table9.B2" office:value-type="string">
            <text:p text:style-name="P34">1.<text:span text:style-name="T15">insert patient name in search box</text:span></text:p>
            <text:p text:style-name="P35"><text:span text:style-name="T15">2</text:span>.pat<text:span text:style-name="T15">ient info appear if pateint exist</text:span></text:p>
            <text:p text:style-name="P36"><text:s/></text:p>
          </table:table-cell>
        </table:table-row>
        <table:table-row>
          <table:table-cell table:style-name="Table9.A2" office:value-type="string">
            <text:p text:style-name="P36">Alternative flow</text:p>
          </table:table-cell>
          <table:table-cell table:style-name="Table9.B2" office:value-type="string">
            <text:p text:style-name="P36">2.a.patient no found in database</text:p>
          </table:table-cell>
        </table:table-row>
        <table:table-row>
          <table:table-cell table:style-name="Table9.A2" office:value-type="string">
            <text:p text:style-name="P36">Post-condition</text:p>
          </table:table-cell>
          <table:table-cell table:style-name="Table9.B2" office:value-type="string">
            <text:p text:style-name="P33"/>
          </table:table-cell>
        </table:table-row>
      </table:table>
      <text:p text:style-name="P1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UseCase numer</text:p>
          </table:table-cell>
          <table:table-cell table:style-name="Table10.B1" office:value-type="string">
            <text:p text:style-name="P37">us-6</text:p>
          </table:table-cell>
        </table:table-row>
        <table:table-row>
          <table:table-cell table:style-name="Table10.A2" office:value-type="string">
            <text:p text:style-name="P37"><draw:custom-shape text:anchor-type="paragraph" draw:z-index="0" draw:name="Shape1" draw:style-name="gr1" svg:width="0.0012in" svg:height="0.0315in" svg:x="1.252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UseCase name</text:p>
          </table:table-cell>
          <table:table-cell table:style-name="Table10.B2" office:value-type="string">
            <text:p text:style-name="P37">add_tools</text:p>
          </table:table-cell>
        </table:table-row>
        <table:table-row>
          <table:table-cell table:style-name="Table10.A2" office:value-type="string">
            <text:p text:style-name="P37">Overview</text:p>
          </table:table-cell>
          <table:table-cell table:style-name="Table10.B2" office:value-type="string">
            <text:p text:style-name="P37">Add labrotary’s tool <text:s/>to database with their price to make last year schedulle</text:p>
          </table:table-cell>
        </table:table-row>
        <table:table-row>
          <table:table-cell table:style-name="Table10.A2" office:value-type="string">
            <text:p text:style-name="P37">Actor</text:p>
          </table:table-cell>
          <table:table-cell table:style-name="Table10.B2" office:value-type="string">
            <text:p text:style-name="P37">User</text:p>
          </table:table-cell>
        </table:table-row>
        <table:table-row>
          <table:table-cell table:style-name="Table10.A2" office:value-type="string">
            <text:p text:style-name="P37">Pre-condition</text:p>
          </table:table-cell>
          <table:table-cell table:style-name="Table10.B2" office:value-type="string">
            <text:p text:style-name="P29">User already login to system</text:p>
          </table:table-cell>
        </table:table-row>
        <table:table-row>
          <table:table-cell table:style-name="Table10.A2" office:value-type="string">
            <text:p text:style-name="P37">Scinario flow</text:p>
          </table:table-cell>
          <table:table-cell table:style-name="Table10.B2" office:value-type="string">
            <text:p text:style-name="P37">1.add tool name <text:span text:style-name="T16">alongside</text:span> with price <text:span text:style-name="T16">and date of buying tool </text:span></text:p>
            <text:p text:style-name="P37">2.store it to data base</text:p>
            <text:p text:style-name="P32">3.message said u success the job</text:p>
          </table:table-cell>
        </table:table-row>
        <table:table-row>
          <table:table-cell table:style-name="Table10.A2" office:value-type="string">
            <text:p text:style-name="P37">Alternative flow</text:p>
          </table:table-cell>
          <table:table-cell table:style-name="Table10.B2" office:value-type="string">
            <text:p text:style-name="P38">3.a. error <text:s/>in database</text:p>
            <text:p text:style-name="P38">3.b. <text:span text:style-name="T17">invalid date</text:span></text:p>
            <text:p text:style-name="P39">3.c. invalid price </text:p>
            <text:p text:style-name="P39">3.d. invalid name</text:p>
            <text:p text:style-name="P39"/>
          </table:table-cell>
        </table:table-row>
      </table:table>
      <text:p text:style-name="P1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9">Usecase number</text:p>
          </table:table-cell>
          <table:table-cell table:style-name="Table11.B1" office:value-type="string">
            <text:p text:style-name="P39">us-7</text:p>
          </table:table-cell>
        </table:table-row>
        <table:table-row>
          <table:table-cell table:style-name="Table11.A2" office:value-type="string">
            <text:p text:style-name="P39">UseCase name</text:p>
          </table:table-cell>
          <table:table-cell table:style-name="Table11.B2" office:value-type="string">
            <text:p text:style-name="P39">Schedule </text:p>
          </table:table-cell>
        </table:table-row>
        <text:soft-page-break/>
        <table:table-row>
          <table:table-cell table:style-name="Table11.A2" office:value-type="string">
            <text:p text:style-name="P39">Overviews</text:p>
          </table:table-cell>
          <table:table-cell table:style-name="Table11.B2" office:value-type="string">
            <text:p text:style-name="P39">Schedule dates to patient and user</text:p>
          </table:table-cell>
        </table:table-row>
        <table:table-row>
          <table:table-cell table:style-name="Table11.A2" office:value-type="string">
            <text:p text:style-name="P39">Actor</text:p>
          </table:table-cell>
          <table:table-cell table:style-name="Table11.B2" office:value-type="string">
            <text:p text:style-name="P39">User</text:p>
          </table:table-cell>
        </table:table-row>
        <table:table-row>
          <table:table-cell table:style-name="Table11.A2" office:value-type="string">
            <text:p text:style-name="P39">Pre-condition</text:p>
          </table:table-cell>
          <table:table-cell table:style-name="Table11.B2" office:value-type="string">
            <text:p text:style-name="P30">User already login to system</text:p>
          </table:table-cell>
        </table:table-row>
        <table:table-row>
          <table:table-cell table:style-name="Table11.A2" office:value-type="string">
            <text:p text:style-name="P39">Scenario flow</text:p>
          </table:table-cell>
          <table:table-cell table:style-name="Table11.B2" office:value-type="string">
            <text:p text:style-name="P40">1.pick user schdulle or patient schedulle</text:p>
            <text:p text:style-name="P40">2.inserts date </text:p>
            <text:p text:style-name="P40">3.if conflict in dates notification will appear to warn u</text:p>
            <text:p text:style-name="P40">4. display success job</text:p>
          </table:table-cell>
        </table:table-row>
        <table:table-row>
          <table:table-cell table:style-name="Table11.A2" office:value-type="string">
            <text:p text:style-name="P40">Alternative flow</text:p>
          </table:table-cell>
          <table:table-cell table:style-name="Table11.B2" office:value-type="string">
            <text:p text:style-name="P40">4.a. conflict schedule</text:p>
            <text:p text:style-name="P40">4.b. invalid dates</text:p>
            <text:p text:style-name="P40"/>
          </table:table-cell>
        </table:table-row>
        <table:table-row>
          <table:table-cell table:style-name="Table11.A2" office:value-type="string">
            <text:p text:style-name="P33"/>
          </table:table-cell>
          <table:table-cell table:style-name="Table11.B2" office:value-type="string">
            <text:p text:style-name="P33"/>
          </table:table-cell>
        </table:table-row>
      </table:table>
      <text:p text:style-name="P16"/>
      <text:p text:style-name="P2">mvc</text:p>
      <text:p text:style-name="P9"><text:span text:style-name="T18">(</text:span><text:span text:style-name="T5">model view control</text:span><text:span text:style-name="T18">) I will use this </text:span><text:span text:style-name="T19">technique</text:span><text:span text:style-name="T18"> to implement the application ,model refer to data <text:s/>which I’ll use (mysql) ,view refere to GUI which I’ll use “html”,”css”and ”javascript” and control refer to broach which connect these two I’ll use “php”.</text:span></text:p>
      <text:p text:style-name="P14"/>
      <text:p text:style-name="P15">Sechdulle:</text:p>
      <text:p text:style-name="P15">day 1 : create database and project structur and clone it to githup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0:29:45.756971118</meta:creation-date>
    <dc:date>2017-04-23T05:26:36.936574392</dc:date>
    <meta:editing-duration>PT7H16M7S</meta:editing-duration>
    <meta:editing-cycles>8</meta:editing-cycles>
    <meta:generator>LibreOffice/5.2.6.2$Linux_X86_64 LibreOffice_project/20$Build-2</meta:generator>
    <meta:document-statistic meta:table-count="9" meta:image-count="0" meta:object-count="0" meta:page-count="5" meta:paragraph-count="144" meta:word-count="606" meta:character-count="3842" meta:non-whitespace-character-count="3351"/>
  </office:meta>
</office:document-meta>
</file>